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7mm"/>
    </style:style>
    <style:style style:name="co2" style:family="table-column">
      <style:table-column-properties fo:break-before="auto" style:column-width="76.22mm"/>
    </style:style>
    <style:style style:name="co3" style:family="table-column">
      <style:table-column-properties fo:break-before="auto" style:column-width="66.73mm"/>
    </style:style>
    <style:style style:name="co4" style:family="table-column">
      <style:table-column-properties fo:break-before="auto" style:column-width="14.99mm"/>
    </style:style>
    <style:style style:name="co5" style:family="table-column">
      <style:table-column-properties fo:break-before="auto" style:column-width="15.38mm"/>
    </style:style>
    <style:style style:name="co6" style:family="table-column">
      <style:table-column-properties fo:break-before="auto" style:column-width="16.97mm"/>
    </style:style>
    <style:style style:name="co7" style:family="table-column">
      <style:table-column-properties fo:break-before="auto" style:column-width="17.37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4"/>
          <table:table-cell table:style-name="ce1" office:value-type="string" calcext:value-type="string" table:number-columns-spanned="6" table:number-rows-spanned="1">
            <text:p>Handler defined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Bus Address</text:p>
          </table:table-cell>
          <table:table-cell office:value-type="string" calcext:value-type="string">
            <text:p>Length (bytes)</text:p>
          </table:table-cell>
          <table:table-cell office:value-type="string" calcext:value-type="string">
            <text:p>State object path</text:p>
          </table:table-cell>
          <table:table-cell office:value-type="string" calcext:value-type="string">
            <text:p>Handler function path</text:p>
          </table:table-cell>
          <table:table-cell office:value-type="string" calcext:value-type="string">
            <text:p>u8 read</text:p>
          </table:table-cell>
          <table:table-cell office:value-type="string" calcext:value-type="string">
            <text:p>u8 write</text:p>
          </table:table-cell>
          <table:table-cell office:value-type="string" calcext:value-type="string">
            <text:p>u16 read</text:p>
          </table:table-cell>
          <table:table-cell office:value-type="string" calcext:value-type="string">
            <text:p>u16 write</text:p>
          </table:table-cell>
          <table:table-cell office:value-type="string" calcext:value-type="string">
            <text:p>u32 read</text:p>
          </table:table-cell>
          <table:table-cell office:value-type="string" calcext:value-type="string">
            <text:p>u32 write</text:p>
          </table:table-cell>
        </table:table-row>
        <table:table-row table:style-name="ro1">
          <table:table-cell office:value-type="string" calcext:value-type="string">
            <text:p>0x0000_0000</text:p>
          </table:table-cell>
          <table:table-cell office:value-type="string" calcext:value-type="string">
            <text:p>0x0020_0000</text:p>
          </table:table-cell>
          <table:table-cell office:value-type="string" calcext:value-type="string">
            <text:p>main_memory</text:p>
          </table:table-cell>
          <table:table-cell office:value-type="string" calcext:value-type="string">
            <text:p>memory::main_memory</text:p>
          </table:table-cell>
          <table:table-cell table:number-columns-repeated="6" table:style-name="ce2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0x0000_0000</text:p>
          </table:table-cell>
          <table:table-cell office:value-type="string" calcext:value-type="string">
            <text:p>0x0020_0000</text:p>
          </table:table-cell>
          <table:table-cell office:value-type="string" calcext:value-type="string">
            <text:p>main_memory</text:p>
          </table:table-cell>
          <table:table-cell office:value-type="string" calcext:value-type="string">
            <text:p>memory::main_memory</text:p>
          </table:table-cell>
          <table:table-cell table:number-columns-repeated="6" table:style-name="ce2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 office:value-type="string" calcext:value-type="string">
            <text:p>0x0020_0000</text:p>
          </table:table-cell>
          <table:table-cell office:value-type="string" calcext:value-type="string">
            <text:p>main_memory</text:p>
          </table:table-cell>
          <table:table-cell office:value-type="string" calcext:value-type="string">
            <text:p>memory::main_memory</text:p>
          </table:table-cell>
          <table:table-cell table:number-columns-repeated="6" table:style-name="ce2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0x0040_0000</text:p>
          </table:table-cell>
          <table:table-cell office:value-type="string" calcext:value-type="string">
            <text:p>0x0020_0000</text:p>
          </table:table-cell>
          <table:table-cell office:value-type="string" calcext:value-type="string">
            <text:p>main_memory</text:p>
          </table:table-cell>
          <table:table-cell office:value-type="string" calcext:value-type="string">
            <text:p>memory::main_memory</text:p>
          </table:table-cell>
          <table:table-cell table:number-columns-repeated="6" table:style-name="ce2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0x0060_0000</text:p>
          </table:table-cell>
          <table:table-cell office:value-type="string" calcext:value-type="string">
            <text:p>0x0020_0000</text:p>
          </table:table-cell>
          <table:table-cell office:value-type="string" calcext:value-type="string">
            <text:p>main_memory</text:p>
          </table:table-cell>
          <table:table-cell office:value-type="string" calcext:value-type="string">
            <text:p>memory::main_memory</text:p>
          </table:table-cell>
          <table:table-cell table:number-columns-repeated="6" table:style-name="ce2"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0x1F00_0000</text:p>
          </table:table-cell>
          <table:table-cell office:value-type="string" calcext:value-type="string">
            <text:p>0x0000_0100</text:p>
          </table:table-cell>
          <table:table-cell office:value-type="string" calcext:value-type="string">
            <text:p>pi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00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memory_control.expansion_1_base_addres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00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memory_control.expansion_2_base_addres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00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memory_control.expansion_1_dela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00C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memory_control.expansion_3_dela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01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memory_control.bios_rom_contr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01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memory_control.spu_dela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01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memory_control.cdrom_dela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01C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memory_control.expansion_2_dela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02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memory_control.common_delay_contr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04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padmc.padmc104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04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padmc.sta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048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padmc.mod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04A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padmc.ctr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04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padmc.baud_reloa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06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memory_control.ram_size_contr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07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intc.sta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07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intc.mas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08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mdecin_mad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08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mdecin_bc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08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mdecin_chc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09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mdecout_mad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09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mdecout_bc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09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mdecout_chc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0A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gpu_mad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0A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gpu_bc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0A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gpu_chc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0B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cdrom_mad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0B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cdrom_bc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0B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cdrom_chc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0C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spu_mad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0C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spu_bc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0C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spu_chc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0D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pio_mad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0D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pio_bc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0D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pio_chc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0E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otc_mad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0E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otc_bc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0E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otc_chc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0F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dpc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0F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dmac.dic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10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timers.timer0_cou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10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timers.timer0_mod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10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timers.timer0_targe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11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timers.timer1_cou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11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timers.timer1_mod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11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timers.timer1_targe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12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timers.timer2_cou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12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timers.timer2_mod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12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timers.timer2_targe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800</text:p>
          </table:table-cell>
          <table:table-cell office:value-type="string" calcext:value-type="string">
            <text:p>0x0000_0001</text:p>
          </table:table-cell>
          <table:table-cell office:value-type="string" calcext:value-type="string">
            <text:p>cdrom.statu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801</text:p>
          </table:table-cell>
          <table:table-cell office:value-type="string" calcext:value-type="string">
            <text:p>0x0000_0001</text:p>
          </table:table-cell>
          <table:table-cell office:value-type="string" calcext:value-type="string">
            <text:p>cdrom.cdrom18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802</text:p>
          </table:table-cell>
          <table:table-cell office:value-type="string" calcext:value-type="string">
            <text:p>0x0000_0001</text:p>
          </table:table-cell>
          <table:table-cell office:value-type="string" calcext:value-type="string">
            <text:p>cdrom.cdrom18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803</text:p>
          </table:table-cell>
          <table:table-cell office:value-type="string" calcext:value-type="string">
            <text:p>0x0000_0001</text:p>
          </table:table-cell>
          <table:table-cell office:value-type="string" calcext:value-type="string">
            <text:p>cdrom.cdrom18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81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gpu.gpu181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81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gpu.gpu18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C0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0_vol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C0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0_vol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C0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0_sra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C0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0_sadd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C0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0_ads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C0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0_cv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C0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0_radd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C1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_vol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C1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_vol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C1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_sra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C1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_sadd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C1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1_ads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C1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_cv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C1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_radd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C2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_vol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C2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_vol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C2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_sra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C2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_sadd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C2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2_ads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C2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_cv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C2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_radd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C3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3_vol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C3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3_vol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C3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3_sra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C3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3_sadd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C3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3_ads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C3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3_cv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C3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3_radd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C4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4_vol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C4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4_vol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C4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4_sra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C4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4_sadd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C4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4_ads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C4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4_cv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C4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4_radd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C5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5_vol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C5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5_vol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C5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5_sra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C5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5_sadd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C5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5_ads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C5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5_cv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C5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5_radd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C6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6_vol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C6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6_vol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C6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6_sra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C6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6_sadd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C6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6_ads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C6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6_cv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C6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6_radd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C7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7_vol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C7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7_vol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C7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7_sra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C7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7_sadd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C7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7_ads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C7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7_cv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C7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7_radd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C8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8_vol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C8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8_vol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C8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8_sra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C8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8_sadd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C8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8_ads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C8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8_cv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C8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8_radd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C9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9_vol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C9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9_vol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C9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9_sra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C9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9_sadd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C9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9_ads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C9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9_cv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C9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9_radd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CA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0_vol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CA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0_vol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CA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0_sra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CA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0_sadd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CA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10_ads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CA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0_cv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CA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0_radd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CB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1_vol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CB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1_vol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CB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1_sra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CB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1_sadd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CB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11_ads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CB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1_cv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CB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1_radd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CC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2_vol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CC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2_vol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CC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2_sra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CC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2_sadd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CC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12_ads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CC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2_cv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CC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2_radd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CD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3_vol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CD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3_vol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CD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3_sra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CD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3_sadd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CD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13_ads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CD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3_cv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CD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3_radd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CE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4_vol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CE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4_vol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CE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4_sra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CE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4_sadd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CE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14_ads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CE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4_cv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CE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4_radd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CF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5_vol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CF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5_vol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CF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5_sra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CF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5_sadd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CF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15_ads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CF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5_cv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CF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5_radd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D0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6_vol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D0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6_vol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D0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6_sra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D0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6_sadd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D0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16_ads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D0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6_cv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D0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6_radd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D1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7_vol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D1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7_vol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D1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7_sra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D1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7_sadd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D1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17_ads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D1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7_cv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D1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7_radd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D2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8_vol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D2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8_vol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D2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8_sra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D2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8_sadd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D2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18_ads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D2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8_cv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D2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8_radd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D3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9_vol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D3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9_vol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D3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9_sra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D3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9_sadd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D3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19_ads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D3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9_cv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D3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19_radd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D4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0_vol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D4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0_vol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D4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0_sra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D4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0_sadd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D4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20_ads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D4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0_cv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D4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0_radd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D5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1_vol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D5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1_vol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D5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1_sra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D5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1_sadd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D5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21_ads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D5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1_cv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D5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1_radd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D6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2_vol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D6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2_vol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D6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2_sra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D6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2_sadd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D6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22_ads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D6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2_cv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D6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2_radd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D7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3_vol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D7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3_vol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D7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3_sra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D7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3_sadd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D7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23_ads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D7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3_cv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D7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oice23_radd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D8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main_volume_lef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D8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main_volume_righ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D8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reverb_volum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D8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_key_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D8C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_key_o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D9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_channel_f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D9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_channel_nois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D9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_channel_rever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D9C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oice_channel_statu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DA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unknown_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DA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reverb_start_addres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DA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irq_addres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DA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data_transfer_addres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DA8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data_fif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DAA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contr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DA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data_transfer_contr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DA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sta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DB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cd_volum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DB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extern_volum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DB8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current_volume_lef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DBA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current_volume_righ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DBC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unknown_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DC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dapf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DC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dapf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DC4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ii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DC6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comb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DC8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comb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DCA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comb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DCC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comb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DCE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wal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DD0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apf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DD2</text:p>
          </table:table-cell>
          <table:table-cell office:value-type="string" calcext:value-type="string">
            <text:p>0x0000_0002</text:p>
          </table:table-cell>
          <table:table-cell office:value-type="string" calcext:value-type="string">
            <text:p>spu.vapf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DD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msam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DD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mcomb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DDC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mcomb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DE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dsam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DE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mdi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DE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mcomb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DEC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mcomb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DF0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ddif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DF4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mapf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DF8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mapf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1DFC</text:p>
          </table:table-cell>
          <table:table-cell office:value-type="string" calcext:value-type="string">
            <text:p>0x0000_0004</text:p>
          </table:table-cell>
          <table:table-cell office:value-type="string" calcext:value-type="string">
            <text:p>spu.vi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80_2041</text:p>
          </table:table-cell>
          <table:table-cell office:value-type="string" calcext:value-type="string">
            <text:p>0x0000_0001</text:p>
          </table:table-cell>
          <table:table-cell office:value-type="string" calcext:value-type="string">
            <text:p>post_displa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1FC0_0000</text:p>
          </table:table-cell>
          <table:table-cell office:value-type="string" calcext:value-type="string">
            <text:p>0x0008_0000</text:p>
          </table:table-cell>
          <table:table-cell office:value-type="string" calcext:value-type="string">
            <text:p>bio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FFFE_0000</text:p>
          </table:table-cell>
          <table:table-cell office:value-type="string" calcext:value-type="string">
            <text:p>0x0002_0000</text:p>
          </table:table-cell>
          <table:table-cell office:value-type="string" calcext:value-type="string">
            <text:p>memory_control.cache_control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9">00/00/0000</text:date>, <text:time style:data-style-name="N2" text:time-value="18:55:49.28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9T14:07:20.202000000</meta:creation-date>
    <dc:date>2020-04-19T20:37:49.077000000</dc:date>
    <meta:editing-duration>PT4H1M17S</meta:editing-duration>
    <meta:editing-cycles>4</meta:editing-cycles>
    <meta:generator>LibreOffice/6.3.2.2$Windows_X86_64 LibreOffice_project/98b30e735bda24bc04ab42594c85f7fd8be07b9c</meta:generator>
    <meta:document-statistic meta:table-count="1" meta:cell-count="871" meta:object-count="0"/>
  </office:meta>
</office:document-meta>
</file>